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color="#000000" style:font-name="Times New Roman" fo:font-size="12pt" fo:font-weight="normal" officeooo:rsid="0092808b" officeooo:paragraph-rsid="0092808b" style:font-name-asian="Droid Sans Fallback" style:font-size-asian="12pt" style:font-weight-asian="normal" style:font-name-complex="FreeSans" style:font-size-complex="12pt" style:font-weight-complex="normal"/>
    </style:style>
    <style:style style:name="P8" style:family="paragraph" style:parent-style-name="Text_20_body">
      <style:text-properties fo:color="#000000" style:font-name="Times New Roman" fo:font-size="12pt" fo:font-weight="normal" officeooo:rsid="009110ed" officeooo:paragraph-rsid="009110ed" style:font-name-asian="Droid Sans Fallback" style:font-size-asian="12pt" style:font-weight-asian="normal" style:font-name-complex="FreeSans" style:font-size-complex="12pt" style:font-weight-complex="normal"/>
    </style:style>
    <style:style style:name="P9" style:family="paragraph" style:parent-style-name="Text_20_body">
      <style:text-properties style:font-name="Times New Roman" fo:font-size="12pt" officeooo:rsid="0015b4d7" officeooo:paragraph-rsid="0016c529" style:font-size-asian="12pt" style:font-size-complex="12pt"/>
    </style:style>
    <style:style style:name="P10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15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9" style:family="paragraph" style:parent-style-name="Text_20_body" style:list-style-name="L2">
      <style:text-properties style:font-name="Times New Roman" officeooo:paragraph-rsid="0059805a"/>
    </style:style>
    <style:style style:name="P20" style:family="paragraph" style:parent-style-name="Text_20_body" style:list-style-name="L2">
      <style:text-properties style:font-name="Times New Roman" officeooo:paragraph-rsid="0016c529"/>
    </style:style>
    <style:style style:name="P21" style:family="paragraph" style:parent-style-name="Text_20_body" style:list-style-name="L3">
      <style:text-properties style:font-name="Times New Roman" officeooo:rsid="00182851" officeooo:paragraph-rsid="00182851"/>
    </style:style>
    <style:style style:name="P22" style:family="paragraph" style:parent-style-name="Text_20_body" style:list-style-name="L7">
      <style:text-properties style:font-name="Times New Roman" officeooo:rsid="004547bb" officeooo:paragraph-rsid="004547bb"/>
    </style:style>
    <style:style style:name="P23" style:family="paragraph" style:parent-style-name="Text_20_body" style:list-style-name="L7">
      <style:text-properties style:font-name="Times New Roman" officeooo:rsid="004723fc" officeooo:paragraph-rsid="004723fc"/>
    </style:style>
    <style:style style:name="P24" style:family="paragraph" style:parent-style-name="Text_20_body" style:list-style-name="L7">
      <style:text-properties style:font-name="Times New Roman" officeooo:rsid="004bb35d" officeooo:paragraph-rsid="004bb35d"/>
    </style:style>
    <style:style style:name="P25" style:family="paragraph" style:parent-style-name="Text_20_body" style:list-style-name="L7">
      <style:text-properties style:font-name="Times New Roman" officeooo:rsid="004deb91" officeooo:paragraph-rsid="004deb91"/>
    </style:style>
    <style:style style:name="P26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27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28" style:family="paragraph" style:parent-style-name="Text_20_body" style:list-style-name="L9">
      <style:text-properties style:font-name="Times New Roman" officeooo:paragraph-rsid="007fa236"/>
    </style:style>
    <style:style style:name="P29" style:family="paragraph" style:parent-style-name="Text_20_body" style:list-style-name="L9">
      <style:text-properties style:font-name="Times New Roman" officeooo:rsid="00854afd" officeooo:paragraph-rsid="00854afd"/>
    </style:style>
    <style:style style:name="P30" style:family="paragraph" style:parent-style-name="Text_20_body" style:list-style-name="L9">
      <style:text-properties style:font-name="Times New Roman" officeooo:rsid="008682b5" officeooo:paragraph-rsid="008682b5"/>
    </style:style>
    <style:style style:name="P31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32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33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34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35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36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37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38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39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40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41" style:family="paragraph" style:parent-style-name="Text_20_body" style:list-style-name="L5">
      <style:text-properties officeooo:paragraph-rsid="002f426f"/>
    </style:style>
    <style:style style:name="P42" style:family="paragraph" style:parent-style-name="Text_20_body" style:list-style-name="L5">
      <style:text-properties officeooo:rsid="002f91a0" officeooo:paragraph-rsid="002f91a0"/>
    </style:style>
    <style:style style:name="P43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44" style:family="paragraph" style:parent-style-name="Text_20_body">
      <style:text-properties officeooo:paragraph-rsid="009997dc"/>
    </style:style>
    <style:style style:name="P45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46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47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48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49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50" style:family="paragraph" style:parent-style-name="Heading_20_2" style:list-style-name="L10">
      <style:text-properties fo:color="#000000" style:font-name="Liberation Sans" fo:font-size="13pt" fo:font-weight="bold" officeooo:rsid="0035e142" officeooo:paragraph-rsid="008b9c15" style:font-name-asian="Droid Sans Fallback" style:font-size-asian="13pt" style:font-weight-asian="bold" style:font-name-complex="FreeSans" style:font-size-complex="13pt" style:font-weight-complex="bold"/>
    </style:style>
    <style:style style:name="P51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52" style:family="paragraph" style:parent-style-name="Heading_20_3">
      <style:text-properties fo:color="#000000" fo:font-size="12pt" style:font-size-asian="12pt" style:font-size-complex="12pt"/>
    </style:style>
    <style:style style:name="P53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54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55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56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57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58" style:family="paragraph" style:parent-style-name="Heading_20_3">
      <style:text-properties officeooo:rsid="006db537" officeooo:paragraph-rsid="006db537"/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15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16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17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18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officeooo:rsid="009db61e" style:font-name-asian="Droid Sans Fallback" style:font-size-asian="12pt" style:font-name-complex="FreeSans" style:font-size-complex="12pt"/>
    </style:style>
    <style:style style:name="T34" style:family="text">
      <style:text-properties fo:color="#000000" fo:font-size="12pt" officeooo:rsid="009ec979" style:font-name-asian="Droid Sans Fallback" style:font-size-asian="12pt" style:font-name-complex="FreeSans" style:font-size-complex="12pt"/>
    </style:style>
    <style:style style:name="T35" style:family="text">
      <style:text-properties fo:color="#000000" fo:font-size="12pt" officeooo:rsid="00a06a92" style:font-name-asian="Droid Sans Fallback" style:font-size-asian="12pt" style:font-name-complex="FreeSans" style:font-size-complex="12pt"/>
    </style:style>
    <style:style style:name="T36" style:family="text">
      <style:text-properties fo:color="#000000" fo:font-size="12pt" officeooo:rsid="00a08ea6" style:font-name-asian="Droid Sans Fallback" style:font-size-asian="12pt" style:font-name-complex="FreeSans" style:font-size-complex="12pt"/>
    </style:style>
    <style:style style:name="T37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38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39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40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41" style:family="text">
      <style:text-properties fo:color="#000000" fo:font-size="12pt" fo:font-weight="normal" officeooo:rsid="008836e9" style:font-name-asian="Droid Sans Fallback" style:font-size-asian="12pt" style:font-weight-asian="normal" style:font-name-complex="FreeSans" style:font-size-complex="12pt" style:font-weight-complex="normal"/>
    </style:style>
    <style:style style:name="T42" style:family="text">
      <style:text-properties fo:color="#000000" fo:font-size="12pt" fo:font-weight="normal" officeooo:rsid="00a1a3ff" style:font-name-asian="Droid Sans Fallback" style:font-size-asian="12pt" style:font-weight-asian="normal" style:font-name-complex="FreeSans" style:font-size-complex="12pt" style:font-weight-complex="normal"/>
    </style:style>
    <style:style style:name="T43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44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45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46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47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48" style:family="text">
      <style:text-properties fo:color="#000000" style:font-name-asian="Droid Sans Fallback" style:font-name-complex="FreeSans"/>
    </style:style>
    <style:style style:name="T49" style:family="text">
      <style:text-properties fo:color="#000000" officeooo:rsid="00239c68" style:font-name-asian="Droid Sans Fallback" style:font-name-complex="FreeSans"/>
    </style:style>
    <style:style style:name="T50" style:family="text">
      <style:text-properties fo:color="#000000" officeooo:rsid="002769f6" style:font-name-asian="Droid Sans Fallback" style:font-name-complex="FreeSans"/>
    </style:style>
    <style:style style:name="T51" style:family="text">
      <style:text-properties fo:color="#000000" officeooo:rsid="00447879" style:font-name-asian="Droid Sans Fallback" style:font-name-complex="FreeSans"/>
    </style:style>
    <style:style style:name="T52" style:family="text">
      <style:text-properties fo:color="#000000" officeooo:rsid="0044ae26" style:font-name-asian="Droid Sans Fallback" style:font-name-complex="FreeSans"/>
    </style:style>
    <style:style style:name="T53" style:family="text">
      <style:text-properties fo:color="#000000" officeooo:rsid="00641bc2" style:font-name-asian="Droid Sans Fallback" style:font-name-complex="FreeSans"/>
    </style:style>
    <style:style style:name="T54" style:family="text">
      <style:text-properties fo:color="#000000" officeooo:rsid="006db537" style:font-name-asian="Droid Sans Fallback" style:font-name-complex="FreeSans"/>
    </style:style>
    <style:style style:name="T55" style:family="text">
      <style:text-properties fo:color="#000000" officeooo:rsid="00726523" style:font-name-asian="Droid Sans Fallback" style:font-name-complex="FreeSans"/>
    </style:style>
    <style:style style:name="T56" style:family="text">
      <style:text-properties fo:color="#000000" officeooo:rsid="0073ea06" style:font-name-asian="Droid Sans Fallback" style:font-name-complex="FreeSans"/>
    </style:style>
    <style:style style:name="T57" style:family="text">
      <style:text-properties fo:color="#000000" officeooo:rsid="00757a57" style:font-name-asian="Droid Sans Fallback" style:font-name-complex="FreeSans"/>
    </style:style>
    <style:style style:name="T58" style:family="text">
      <style:text-properties fo:color="#000000" officeooo:rsid="0077009b" style:font-name-asian="Droid Sans Fallback" style:font-name-complex="FreeSans"/>
    </style:style>
    <style:style style:name="T59" style:family="text">
      <style:text-properties fo:color="#000000" officeooo:rsid="0035e142" style:font-name-asian="Droid Sans Fallback" style:font-name-complex="FreeSans"/>
    </style:style>
    <style:style style:name="T60" style:family="text">
      <style:text-properties fo:color="#000000" officeooo:rsid="00946b29" style:font-name-asian="Droid Sans Fallback" style:font-name-complex="FreeSans"/>
    </style:style>
    <style:style style:name="T61" style:family="text">
      <style:text-properties fo:color="#000000" officeooo:rsid="0096e437" style:font-name-asian="Droid Sans Fallback" style:font-name-complex="FreeSans"/>
    </style:style>
    <style:style style:name="T62" style:family="text">
      <style:text-properties fo:color="#000000" officeooo:rsid="009a1ba2" style:font-name-asian="Droid Sans Fallback" style:font-name-complex="FreeSans"/>
    </style:style>
    <style:style style:name="T63" style:family="text">
      <style:text-properties fo:color="#000000" officeooo:rsid="009a83ca" style:font-name-asian="Droid Sans Fallback" style:font-name-complex="FreeSans"/>
    </style:style>
    <style:style style:name="T64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65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66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67" style:family="text">
      <style:text-properties fo:color="#000000" officeooo:rsid="005aa74f"/>
    </style:style>
    <style:style style:name="T68" style:family="text">
      <style:text-properties fo:color="#000000" officeooo:rsid="005af050"/>
    </style:style>
    <style:style style:name="T69" style:family="text">
      <style:text-properties fo:color="#000000" officeooo:rsid="005b6ea6"/>
    </style:style>
    <style:style style:name="T70" style:family="text">
      <style:text-properties fo:color="#000000" officeooo:rsid="005bb1c9"/>
    </style:style>
    <style:style style:name="T71" style:family="text">
      <style:text-properties fo:color="#000000" style:font-name="Times New Roman" fo:font-size="12pt" fo:font-weight="normal" officeooo:rsid="009997dc" style:font-name-asian="Droid Sans Fallback" style:font-size-asian="12pt" style:font-weight-asian="normal" style:font-name-complex="FreeSans" style:font-size-complex="12pt" style:font-weight-complex="normal"/>
    </style:style>
    <style:style style:name="T72" style:family="text">
      <style:text-properties officeooo:rsid="002769f6"/>
    </style:style>
    <style:style style:name="T73" style:family="text">
      <style:text-properties officeooo:rsid="005f6be8"/>
    </style:style>
    <style:style style:name="T74" style:family="text">
      <style:text-properties officeooo:rsid="00607883"/>
    </style:style>
    <style:style style:name="T75" style:family="text">
      <style:text-properties officeooo:rsid="0060bc5d"/>
    </style:style>
    <style:style style:name="T76" style:family="text">
      <style:text-properties officeooo:rsid="00622f11"/>
    </style:style>
    <style:style style:name="T77" style:family="text">
      <style:text-properties officeooo:rsid="0062864c"/>
    </style:style>
    <style:style style:name="T78" style:family="text">
      <style:text-properties officeooo:rsid="00785db2"/>
    </style:style>
    <style:style style:name="T79" style:family="text">
      <style:text-properties officeooo:rsid="007a30b5"/>
    </style:style>
    <style:style style:name="T80" style:family="text">
      <style:text-properties officeooo:rsid="007b4ccb"/>
    </style:style>
    <style:style style:name="T81" style:family="text">
      <style:text-properties style:font-name="Times New Roman"/>
    </style:style>
    <style:style style:name="T82" style:family="text">
      <style:text-properties officeooo:rsid="009b53c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503_932168070" text:style-name="Index_20_Link" text:visited-style-name="Index_20_Link"><text:span text:style-name="T81">Project experience<text:tab/>2</text:span></text:a></text:p>
          <text:p text:style-name="P16"><text:a xlink:type="simple" xlink:href="#__RefHeading__505_932168070" text:style-name="Index_20_Link" text:visited-style-name="Index_20_Link"><text:span text:style-name="T81">The Messaging System<text:tab/>2</text:span></text:a></text:p>
          <text:p text:style-name="P18"><text:a xlink:type="simple" xlink:href="#__RefHeading__507_932168070" text:style-name="Index_20_Link" text:visited-style-name="Index_20_Link"><text:span text:style-name="T81">A brief introduction to the project:<text:tab/>2</text:span></text:a></text:p>
          <text:p text:style-name="P18"><text:a xlink:type="simple" xlink:href="#__RefHeading__509_932168070" text:style-name="Index_20_Link" text:visited-style-name="Index_20_Link"><text:span text:style-name="T81">My contribution to the project:<text:tab/>2</text:span></text:a></text:p>
          <text:p text:style-name="P16"><text:a xlink:type="simple" xlink:href="#__RefHeading__511_932168070" text:style-name="Index_20_Link" text:visited-style-name="Index_20_Link"><text:span text:style-name="T81">The Transport Module<text:tab/>2</text:span></text:a></text:p>
          <text:p text:style-name="P18"><text:a xlink:type="simple" xlink:href="#__RefHeading__513_932168070" text:style-name="Index_20_Link" text:visited-style-name="Index_20_Link"><text:span text:style-name="T81">A brief introduction to the project:<text:tab/>2</text:span></text:a></text:p>
          <text:p text:style-name="P18"><text:a xlink:type="simple" xlink:href="#__RefHeading__515_932168070" text:style-name="Index_20_Link" text:visited-style-name="Index_20_Link"><text:span text:style-name="T81">My contribution to the project:<text:tab/>3</text:span></text:a></text:p>
          <text:p text:style-name="P16"><text:a xlink:type="simple" xlink:href="#__RefHeading__517_932168070" text:style-name="Index_20_Link" text:visited-style-name="Index_20_Link"><text:span text:style-name="T81">The GeoData Map<text:tab/>3</text:span></text:a></text:p>
          <text:p text:style-name="P18"><text:a xlink:type="simple" xlink:href="#__RefHeading__519_932168070" text:style-name="Index_20_Link" text:visited-style-name="Index_20_Link"><text:span text:style-name="T81">A brief introduction to the project:<text:tab/>3</text:span></text:a></text:p>
          <text:p text:style-name="P18"><text:a xlink:type="simple" xlink:href="#__RefHeading__521_932168070" text:style-name="Index_20_Link" text:visited-style-name="Index_20_Link"><text:span text:style-name="T81">My contribution to the project:<text:tab/>3</text:span></text:a></text:p>
          <text:p text:style-name="P16"><text:a xlink:type="simple" xlink:href="#__RefHeading__749_1571717800" text:style-name="Index_20_Link" text:visited-style-name="Index_20_Link"><text:span text:style-name="T81">The Real-time Raw-data Calculator<text:tab/>3</text:span></text:a></text:p>
          <text:p text:style-name="P18"><text:a xlink:type="simple" xlink:href="#__RefHeading__751_1571717800" text:style-name="Index_20_Link" text:visited-style-name="Index_20_Link"><text:span text:style-name="T81">A brief introduction to the project:<text:tab/>3</text:span></text:a></text:p>
          <text:p text:style-name="P18"><text:a xlink:type="simple" xlink:href="#__RefHeading__753_1571717800" text:style-name="Index_20_Link" text:visited-style-name="Index_20_Link"><text:span text:style-name="T81">My contribution to the project:<text:tab/>3</text:span></text:a></text:p>
          <text:p text:style-name="P16"><text:a xlink:type="simple" xlink:href="#__RefHeading__901_1571717800" text:style-name="Index_20_Link" text:visited-style-name="Index_20_Link"><text:span text:style-name="T81">Personal info<text:tab/>4</text:span></text:a></text:p>
        </text:index-body>
      </text:table-of-content>
      <text:h text:style-name="P45" text:outline-level="1"/>
      <text:h text:style-name="P46" text:outline-level="1"><text:bookmark-start text:name="__RefHeading__503_932168070"/>Project experience<text:bookmark-end text:name="__RefHeading__503_932168070"/></text:h>
      <text:list xml:id="list7965070790241370744" text:style-name="L1">
        <text:list-item>
          <text:h text:style-name="P47" text:outline-level="2"><text:bookmark-start text:name="__RefHeading__505_932168070"/>The Messaging System<text:bookmark-end text:name="__RefHeading__505_932168070"/></text:h>
        </text:list-item>
      </text:list>
      <text:h text:style-name="P53" text:outline-level="3"><text:bookmark-start text:name="__RefHeading__507_932168070"/>A brief introduction to the project:<text:bookmark-end text:name="__RefHeading__507_932168070"/></text:h>
      <text:p text:style-name="P9"><text:span text:style-name="T3">I</text:span><text:span text:style-name="T2">t's </text:span><text:span text:style-name="T4">a web service connect</text:span><text:span text:style-name="T67">ing</text:span><text:span text:style-name="T4"> three parties, </text:span><text:span text:style-name="T67">integrating their services into one, </text:span><text:span text:style-name="T68">and providing the service as a whole to </text:span><text:span text:style-name="T69">help </text:span><text:span text:style-name="T68">logistic companies. </text:span><text:span text:style-name="T70">The three parties are</text:span><text:span text:style-name="T4">:</text:span></text:p>
      <text:list xml:id="list1659927826312233088" text:style-name="L2">
        <text:list-item>
          <text:p text:style-name="P19"><text:span text:style-name="T10">T</text:span><text:span text:style-name="T6">he Port of Singapore Authority(PSA), </text:span><text:span text:style-name="T7">monitors and manages the ins and outs of ships of Singapore port.</text:span></text:p>
        </text:list-item>
        <text:list-item>
          <text:p text:style-name="P19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20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ner data</text:span><text:span text:style-name="T7"> of PSA, and we cooperate with it.</text:span></text:p>
        </text:list-item>
      </text:list>
      <text:p text:style-name="P3">The Messaging System sends and receives messages among those three parties, <text:span text:style-name="T73">thus drives the business our customers run.</text:span></text:p>
      <text:h text:style-name="P52" text:outline-level="3"><text:bookmark-start text:name="__RefHeading__509_932168070"/>My contribution to the project:<text:bookmark-end text:name="__RefHeading__509_932168070"/></text:h>
      <text:p text:style-name="P4">I handled the project alone with Mr. Lam my boss:</text:p>
      <text:list xml:id="list7360273554988858162" text:style-name="L3">
        <text:list-item>
          <text:p text:style-name="P31">Mr. Lam <text:span text:style-name="T74">listened</text:span> to other logistic companies, as well as GV, <text:span text:style-name="T75">proposed</text:span> such <text:span text:style-name="T75">a</text:span> project, <text:span text:style-name="T75">signed the contract</text:span>, and assigned <text:span text:style-name="T76">the project to</text:span> me.</text:p>
        </text:list-item>
        <text:list-item>
          <text:p text:style-name="P31">Mr. Lam brought me to GV and Union Services Pte Ltd(USS) to initiate the project.</text:p>
        </text:list-item>
        <text:list-item>
          <text:p text:style-name="P21"><text:span text:style-name="T5">With the help of Mr. Lam, I worked with GV, 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32">I communicate<text:span text:style-name="T78">d</text:span> with GV and USS, modif<text:span text:style-name="T79">ied</text:span> and finalize<text:span text:style-name="T79">d</text:span> the documents and start<text:span text:style-name="T80">ed</text:span> coding and testing.</text:p>
        </text:list-item>
        <text:list-item>
          <text:p text:style-name="P33">While waiting for GV to be ready to <text:span text:style-name="T77">do integrated testing</text:span> with us, I created a Simulator of the messaging system to simulate <text:span text:style-name="T77">all </text:span>the three parties <text:span text:style-name="T77">and thus speed up the progress of the project</text:span>.</text:p>
        </text:list-item>
        <text:list-item>
          <text:p text:style-name="P34">Implemented the Messaging System, and the product went live, <text:span text:style-name="T77">now our client relied on our service</text:span>.</text:p>
        </text:list-item>
      </text:list>
      <text:list xml:id="list9119969034398816347" text:style-name="L4">
        <text:list-item>
          <text:h text:style-name="P48" text:outline-level="2"><text:bookmark-start text:name="__RefHeading__511_932168070"/><text:span text:style-name="T81">The Transport Mo</text:span>dule<text:bookmark-end text:name="__RefHeading__511_932168070"/></text:h>
        </text:list-item>
      </text:list>
      <text:h text:style-name="P56" text:outline-level="3"><text:bookmark-start text:name="__RefHeading__513_932168070"/><text:span text:style-name="T46">A </text:span><text:span text:style-name="T45">brief introduction to the project:</text:span><text:bookmark-end text:name="__RefHeading__513_932168070"/></text:h>
      <text:p text:style-name="P2"><text:span text:style-name="T49">I</text:span><text:span text:style-name="T48">t's a </text:span><text:span text:style-name="T50">program for logistic business, </text:span><text:span text:style-name="T51">consists of Trucking, Haulage </text:span><text:span text:style-name="T52">sub </text:span><text:span text:style-name="T53">systems</text:span><text:span text:style-name="T52">. N</text:span><text:span text:style-name="T50">ow used by tens of companies </text:span><text:span text:style-name="T53">h</text:span><text:span text:style-name="T62">elp to</text:span><text:span text:style-name="T53"> manage their day-to-day work</text:span><text:span text:style-name="T50">. It's a </text:span><text:span text:style-name="T63">desktop </text:span><text:span text:style-name="T50">GUI application.</text:span></text:p>
      <text:h text:style-name="P54" text:outline-level="3"><text:bookmark-start text:name="__RefHeading__515_932168070"/><text:soft-page-break/><text:span text:style-name="T72">M</text:span>y contribution to the project:<text:bookmark-end text:name="__RefHeading__515_932168070"/></text:h>
      <text:list xml:id="list5192570476149750753" text:style-name="L5">
        <text:list-item>
          <text:p text:style-name="P41"><text:span text:style-name="T65">It's a 10+ years old system, I joined the company and helped Mr. Chong my senior add new features to it. </text:span><text:span text:style-name="T66">What I did including:</text:span></text:p>
          <text:list>
            <text:list-item>
              <text:p text:style-name="P42"><text:span text:style-name="T65">T</text:span><text:span text:style-name="T64">he graphical scheduling feature for Trucking.</text:span></text:p>
            </text:list-item>
            <text:list-item>
              <text:p text:style-name="P37">The logging system for TM.</text:p>
            </text:list-item>
            <text:list-item>
              <text:p text:style-name="P38">The integration of Haulage with Sea-Freight module.</text:p>
            </text:list-item>
          </text:list>
        </text:list-item>
        <text:list-item>
          <text:p text:style-name="P43"><text:span text:style-name="T15">A</text:span><text:span text:style-name="T14">fter 1 year, Mr. Chong left the company, transferred the TM to me.</text:span></text:p>
          <text:list>
            <text:list-item>
              <text:p text:style-name="P39">I handled TM as well as its customers.</text:p>
            </text:list-item>
          </text:list>
        </text:list-item>
        <text:list-item>
          <text:p text:style-name="P40">With Mr. Lam, we sold TM to another company, I <text:span text:style-name="T82">lead the TM team went</text:span> through UAT and Live stages.</text:p>
        </text:list-item>
      </text:list>
      <text:list xml:id="list5035849768329733301" text:style-name="L6">
        <text:list-item>
          <text:h text:style-name="P51" text:outline-level="2"><text:bookmark-start text:name="__RefHeading__517_932168070"/>The GeoData Map<text:bookmark-end text:name="__RefHeading__517_932168070"/></text:h>
        </text:list-item>
      </text:list>
      <text:h text:style-name="P57" text:outline-level="3"><text:bookmark-start text:name="__RefHeading__519_932168070"/><text:span text:style-name="T46">A </text:span><text:span text:style-name="T47">brief introduction to the project:</text:span><text:bookmark-end text:name="__RefHeading__519_932168070"/></text:h>
      <text:p text:style-name="P14"><text:span text:style-name="T16">I</text:span><text:span text:style-name="T14">t's a website, displaying back-end geography data. </text:span><text:span text:style-name="T25">Its</text:span><text:span text:style-name="T18"> clients are mostly LTA and some private construction companies. </text:span><text:span text:style-name="T33">Before / while</text:span><text:span text:style-name="T19"> those companies </text:span><text:span text:style-name="T26">are </text:span><text:span text:style-name="T19">working, we install sensors to their work-site to monitor twist, tilt, temperature and so on... </text:span><text:span text:style-name="T27">of the construction</text:span><text:span text:style-name="T19">, </text:span><text:span text:style-name="T20">collecting data, </text:span><text:span text:style-name="T34">sending the data back, calculating it,</text:span><text:span text:style-name="T20"> and presenting </text:span><text:span text:style-name="T35">the results </text:span><text:span text:style-name="T20">to GeoData Map.</text:span></text:p>
      <text:h text:style-name="Heading_20_3" text:outline-level="3"><text:bookmark-start text:name="__RefHeading__521_932168070"/><text:span text:style-name="T14">My </text:span><text:span text:style-name="T17">contribution to the project:</text:span><text:bookmark-end text:name="__RefHeading__521_932168070"/></text:h>
      <text:list xml:id="list4299243572844724445" text:style-name="L7">
        <text:list-item>
          <text:p text:style-name="P22"><text:span text:style-name="T17">I </text:span><text:span text:style-name="T14">handled the project half-way, wh</text:span><text:span text:style-name="T27">ere</text:span><text:span text:style-name="T14"> it's original developer resigned.</text:span></text:p>
        </text:list-item>
        <text:list-item>
          <text:p text:style-name="P23"><text:span text:style-name="T14">I added </text:span><text:span text:style-name="T22">G</text:span><text:span text:style-name="T14">oogle</text:span><text:span text:style-name="T22">M</text:span><text:span text:style-name="T21">ap to the website </text:span><text:span text:style-name="T22">so that the customers can view and navigate all the sensors on GoogleMap, it's much more attracting </text:span><text:span text:style-name="T23">and convenient</text:span><text:span text:style-name="T22">.</text:span></text:p>
        </text:list-item>
        <text:list-item>
          <text:p text:style-name="P24"><text:span text:style-name="T22">R</text:span><text:span text:style-name="T14">eorganized the source codes, so that it's easier to adding work-site </text:span><text:span text:style-name="T36">maps</text:span><text:span text:style-name="T14"> as well as sensors to the GeoData website, </text:span><text:span text:style-name="T27">saved </text:span><text:span text:style-name="T28">some</text:span><text:span text:style-name="T27"> of </text:span><text:span text:style-name="T28">the </text:span><text:span text:style-name="T27">manual work</text:span><text:span text:style-name="T14">.</text:span></text:p>
        </text:list-item>
        <text:list-item>
          <text:p text:style-name="P25"><text:span text:style-name="T14">Created a managing page, to monitor and </text:span><text:span text:style-name="T24">summarize the health status of all sensors.</text:span></text:p>
        </text:list-item>
      </text:list>
      <text:list xml:id="list8723987615344161586" text:style-name="L8">
        <text:list-item>
          <text:h text:style-name="P49" text:outline-level="2"><text:bookmark-start text:name="__RefHeading__749_1571717800"/>The Real-time Raw-data Calculator<text:bookmark-end text:name="__RefHeading__749_1571717800"/></text:h>
        </text:list-item>
      </text:list>
      <text:h text:style-name="P58" text:outline-level="3"><text:bookmark-start text:name="__RefHeading__751_1571717800"/><text:span text:style-name="T44">A </text:span><text:span text:style-name="T43">brief introduction to the project:</text:span><text:bookmark-end text:name="__RefHeading__751_1571717800"/></text:h>
      <text:p text:style-name="P10"><text:span text:style-name="T54">I</text:span><text:span text:style-name="T48">t's </text:span><text:span text:style-name="T55">a desktop GUI application, detects and processes raw data comes from the sensors installed on work-sites </text:span><text:span text:style-name="T56">in a tim</text:span><text:span text:style-name="T57">e</text:span><text:span text:style-name="T56">ly manner</text:span><text:span text:style-name="T55">, </text:span><text:span text:style-name="T58">passes the data to the GeoData Map.</text:span></text:p>
      <text:h text:style-name="P55" text:outline-level="3"><text:bookmark-start text:name="__RefHeading__753_1571717800"/>My contribution to the project:<text:bookmark-end text:name="__RefHeading__753_1571717800"/></text:h>
      <text:list xml:id="list978496127901581660" text:style-name="L9">
        <text:list-item>
          <text:p text:style-name="P26"><text:span text:style-name="T29">T</text:span><text:span text:style-name="T14">he program was slow, and did not work well with the GeoData Map. </text:span><text:span text:style-name="T32">What's more, when the </text:span><text:soft-page-break/><text:span text:style-name="T32">sensors detected suspicious data, we didn't have a well-working alarming system. </text:span><text:span text:style-name="T14">I joined the company to solve th</text:span><text:span text:style-name="T32">ose</text:span><text:span text:style-name="T14"> t</text:span><text:span text:style-name="T32">hree</text:span><text:span text:style-name="T14"> problems.</text:span></text:p>
        </text:list-item>
        <text:list-item>
          <text:p text:style-name="P27"><text:span text:style-name="T30">I rewr</text:span><text:span text:style-name="T31">o</text:span><text:span text:style-name="T30">te the Real-time Raw-data Calculator:</text:span></text:p>
          <text:list>
            <text:list-item>
              <text:p text:style-name="P28"><text:span text:style-name="T38">For faster calculating </text:span><text:span text:style-name="T39">and a more responsive UI, I </text:span><text:span text:style-name="T40">used asynchronous functions to handle heavy calculating jobs, and return the control to UI thread immediately </text:span><text:span text:style-name="T42">to response to user inputs</text:span><text:span text:style-name="T40">.</text:span></text:p>
            </text:list-item>
            <text:list-item>
              <text:p text:style-name="P29"><text:span text:style-name="T40">F</text:span><text:span text:style-name="T37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5">Designed and developed the Alarming System. The alarming is critical to a real-time monitoring system. My program:</text:p>
              <text:list>
                <text:list-item>
                  <text:p text:style-name="P36">is configurable so that</text:p>
                  <text:list>
                    <text:list-item>
                      <text:p text:style-name="P36">the alarming levels are separated from the business logic</text:p>
                    </text:list-item>
                    <text:list-item>
                      <text:p text:style-name="P36">the destination of the alarms are configurable</text:p>
                    </text:list-item>
                    <text:list-item>
                      <text:p text:style-name="P36">the time when the alarm messages are to be send is configurable </text:p>
                    </text:list-item>
                  </text:list>
                </text:list-item>
                <text:list-item>
                  <text:p text:style-name="P36">can detect abnormal data, generate the alarming message</text:p>
                </text:list-item>
                <text:list-item>
                  <text:p text:style-name="P30"><text:span text:style-name="T37">view alarming history, including trend</text:span><text:span text:style-name="T41">encies</text:span></text:p>
                </text:list-item>
              </text:list>
            </text:list-item>
          </text:list>
        </text:list-item>
      </text:list>
      <text:list xml:id="list4836607860237859030" text:style-name="L10">
        <text:list-item>
          <text:h text:style-name="P50" text:outline-level="2"><text:bookmark-start text:name="__RefHeading__901_1571717800"/>Personal info<text:bookmark-end text:name="__RefHeading__901_1571717800"/></text:h>
        </text:list-item>
      </text:list>
      <text:p text:style-name="P11"><text:span text:style-name="T59">N</text:span><text:span text:style-name="T48">ame: Zhou Kai</text:span></text:p>
      <text:p text:style-name="P5">Birthday: 1986-10-10</text:p>
      <text:p text:style-name="P6">Personal pages: www.kaizhousoft.com</text:p>
      <text:p text:style-name="P7">Education background: Degree</text:p>
      <text:p text:style-name="P8">Nationality: Chinese</text:p>
      <text:p text:style-name="P8">Fin: G5189332N, EP</text:p>
      <text:p text:style-name="P12"><text:span text:style-name="T48">Interests: </text:span><text:span text:style-name="T60">Linux, JavaScript, </text:span><text:span text:style-name="T61">HTML5, the Web</text:span></text:p>
      <text:p text:style-name="P13"><text:span text:style-name="T61">E</text:span><text:span text:style-name="T48">xpected salary: 4K</text:span></text:p>
      <text:p text:style-name="P44"><text:span text:style-name="T71">Notice period: 1mont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4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09T11:50:17.284150614</dc:date>
    <meta:editing-duration>PT7H3M12S</meta:editing-duration>
    <meta:editing-cycles>142</meta:editing-cycles>
    <meta:generator>LibreOffice/4.3.3.2$Linux_X86_64 LibreOffice_project/430m0$Build-2</meta:generator>
    <meta:document-statistic meta:table-count="0" meta:image-count="0" meta:object-count="0" meta:page-count="4" meta:paragraph-count="77" meta:word-count="918" meta:character-count="5395" meta:non-whitespace-character-count="4574"/>
  </office:meta>
</office:document-meta>
</file>